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Bureau_20_d_27_ordinateur_20_no_20_1_20_mod_20_1_20__28_TQC_29_">
      <style:table-properties table:display="true" style:writing-mode="lr-tb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1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fié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number-columns-repeated="3" table:default-cell-style-name="Default"/>
        <table:table-column table:style-name="co5" table:default-cell-style-name="ce54"/>
        <table:table-column table:style-name="co6" table:number-columns-repeated="57" table:default-cell-style-name="Default"/>
        <table:table-header-rows>
          <table:table-row table:style-name="ro1">
            <table:table-cell table:style-name="ce28" office:value-type="string" calcext:value-type="string">
              <text:p>Item</text:p>
            </table:table-cell>
            <table:table-cell table:style-name="ce28" office:value-type="string" calcext:value-type="string">
              <text:p>Qté</text:p>
            </table:table-cell>
            <table:table-cell table:style-name="ce28" office:value-type="string" calcext:value-type="string">
              <text:p>Source</text:p>
            </table:table-cell>
            <table:table-cell table:style-name="ce63" office:value-type="string" calcext:value-type="string">
              <text:p>Prix unitaire HT</text:p>
            </table:table-cell>
            <table:table-cell table:style-name="ce67" office:value-type="string" calcext:value-type="string">
              <text:p>Rabais</text:p>
            </table:table-cell>
            <table:table-cell table:style-name="ce73" office:value-type="string" calcext:value-type="string">
              <text:p>Prix HT</text:p>
            </table:table-cell>
            <table:table-cell table:style-name="ce77" office:value-type="string" calcext:value-type="string">
              <text:p>Remarques</text:p>
            </table:table-cell>
            <table:table-cell table:style-name="ce80" table:number-columns-repeated="20"/>
            <table:table-cell table:number-columns-repeated="37"/>
          </table:table-row>
        </table:table-header-rows>
        <table:table-row table:style-name="ro2">
          <table:table-cell table:style-name="ce50" office:value-type="string" calcext:value-type="string">
            <text:p>Bande de chant érable 13/16"x25'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6.98" calcext:value-type="currency">
            <text:p>6,98 $</text:p>
          </table:table-cell>
          <table:table-cell table:style-name="ce69"/>
          <table:table-cell table:style-name="ce74" table:formula="of:=[.B2]*[.D2]*(100%-[.E2])" office:value-type="currency" office:currency="CAD" office:value="13.96" calcext:value-type="currency">
            <text:p>13,96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particules plaqué érable 11/16"x4'x8'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56.99" calcext:value-type="currency">
            <text:p>56,99 $</text:p>
          </table:table-cell>
          <table:table-cell table:style-name="ce70"/>
          <table:table-cell table:style-name="ce74" table:formula="of:=[.B3]*[.D3]*(100%-[.E3])" office:value-type="currency" office:currency="CAD" office:value="56.99" calcext:value-type="currency">
            <text:p>56,99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Latte 2x2x8’ de pin blanc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5.99" calcext:value-type="currency">
            <text:p>5,99 $</text:p>
          </table:table-cell>
          <table:table-cell table:style-name="ce70"/>
          <table:table-cell table:style-name="ce74" table:formula="of:=[.B4]*[.D4]*(100%-[.E4])" office:value-type="currency" office:currency="CAD" office:value="11.98" calcext:value-type="currency">
            <text:p>11,9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Planche 1x4x6' de pin blanc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4.99" calcext:value-type="currency">
            <text:p>4,99 $</text:p>
          </table:table-cell>
          <table:table-cell table:style-name="ce70"/>
          <table:table-cell table:style-name="ce74" table:formula="of:=[.B5]*[.D5]*(100%-[.E5])" office:value-type="currency" office:currency="CAD" office:value="4.99" calcext:value-type="currency">
            <text:p>4,99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Planche 1x4x8’ de pin blanc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6.99" calcext:value-type="currency">
            <text:p>6,99 $</text:p>
          </table:table-cell>
          <table:table-cell table:style-name="ce70"/>
          <table:table-cell table:style-name="ce74" table:formula="of:=[.B6]*[.D6]*(100%-[.E6])" office:value-type="currency" office:currency="CAD" office:value="6.99" calcext:value-type="currency">
            <text:p>6,99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0" office:value-type="string" calcext:value-type="string">
            <text:p>Boîte électrique rectangulaire avec oreilles 2"x3"x2 1/2"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3" calcext:value-type="currency">
            <text:p>3,00 $</text:p>
          </table:table-cell>
          <table:table-cell table:style-name="ce70"/>
          <table:table-cell table:style-name="ce74" table:formula="of:=[.B7]*[.D7]*(100%-[.E7])" office:value-type="currency" office:currency="CAD" office:value="6" calcext:value-type="currency">
            <text:p>6,00 $</text:p>
          </table:table-cell>
          <table:table-cell table:style-name="ce79"/>
          <table:table-cell table:number-columns-repeated="57"/>
        </table:table-row>
        <table:table-row table:style-name="ro2">
          <table:table-cell table:style-name="ce50" office:value-type="string" calcext:value-type="string">
            <text:p>Prise électrique double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2" calcext:value-type="currency">
            <text:p>2,00 $</text:p>
          </table:table-cell>
          <table:table-cell table:style-name="ce69"/>
          <table:table-cell table:style-name="ce74" table:formula="of:=[.B8]*[.D8]*(100%-[.E8])" office:value-type="currency" office:currency="CAD" office:value="4" calcext:value-type="currency">
            <text:p>4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Plaque électrique pour prise double 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1.5" calcext:value-type="currency">
            <text:p>1,50 $</text:p>
          </table:table-cell>
          <table:table-cell table:style-name="ce69"/>
          <table:table-cell table:style-name="ce74" table:formula="of:=[.B9]*[.D9]*(100%-[.E9])" office:value-type="currency" office:currency="CAD" office:value="3" calcext:value-type="currency">
            <text:p>3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Cordon d’alimentation d’ordinateur 6 pi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10" calcext:value-type="currency">
            <text:p>10,00 $</text:p>
          </table:table-cell>
          <table:table-cell table:style-name="ce69"/>
          <table:table-cell table:style-name="ce74" table:formula="of:=[.B10]*[.D10]*(100%-[.E10])" office:value-type="currency" office:currency="CAD" office:value="10" calcext:value-type="currency">
            <text:p>1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Fil électrique AWG14 10 m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35" calcext:value-type="currency">
            <text:p>35,00 $</text:p>
          </table:table-cell>
          <table:table-cell table:style-name="ce69"/>
          <table:table-cell table:style-name="ce74" table:formula="of:=[.B11]*[.D11]*(100%-[.E11])" office:value-type="currency" office:currency="CAD" office:value="35" calcext:value-type="currency">
            <text:p>35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atte Nannarp 2 mcx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IKEA</text:p>
          </table:table-cell>
          <table:table-cell table:style-name="ce65" office:value-type="currency" office:currency="CAD" office:value="10" calcext:value-type="currency">
            <text:p>10,00 $</text:p>
          </table:table-cell>
          <table:table-cell table:style-name="ce69"/>
          <table:table-cell table:style-name="ce74" table:formula="of:=[.B12]*[.D12]*(100%-[.E12])" office:value-type="currency" office:currency="CAD" office:value="20" calcext:value-type="currency">
            <text:p>2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Pré-teinture 1 qt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17" calcext:value-type="currency">
            <text:p>17,00 $</text:p>
          </table:table-cell>
          <table:table-cell table:style-name="ce69"/>
          <table:table-cell table:style-name="ce74" table:formula="of:=[.B13]*[.D13]*(100%-[.E13])" office:value-type="currency" office:currency="CAD" office:value="17" calcext:value-type="currency">
            <text:p>17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Teinture couleur de base 1 qt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17" calcext:value-type="currency">
            <text:p>17,00 $</text:p>
          </table:table-cell>
          <table:table-cell table:style-name="ce69"/>
          <table:table-cell table:style-name="ce74" table:formula="of:=[.B14]*[.D14]*(100%-[.E14])" office:value-type="currency" office:currency="CAD" office:value="17" calcext:value-type="currency">
            <text:p>17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0" office:value-type="string" calcext:value-type="string">
            <text:p>Teinture couleur naturel 1 qt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17" calcext:value-type="currency">
            <text:p>17,00 $</text:p>
          </table:table-cell>
          <table:table-cell table:style-name="ce69"/>
          <table:table-cell table:style-name="ce74" table:formula="of:=[.B15]*[.D15]*(100%-[.E15])" office:value-type="currency" office:currency="CAD" office:value="17" calcext:value-type="currency">
            <text:p>17,00 $</text:p>
          </table:table-cell>
          <table:table-cell table:style-name="ce51" office:value-type="string" calcext:value-type="string">
            <text:p>Pour pouvoir adapter la couleur de base aux</text:p>
            <text:p>différentes essences de bois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ernis transparent 1 qt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23" calcext:value-type="currency">
            <text:p>23,00 $</text:p>
          </table:table-cell>
          <table:table-cell table:style-name="ce69"/>
          <table:table-cell table:style-name="ce74" table:formula="of:=[.B16]*[.D16]*(100%-[.E16])" office:value-type="currency" office:currency="CAD" office:value="23" calcext:value-type="currency">
            <text:p>23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<text:span text:style-name="T3">Vis à métal #6 5/8"</text:span> ~10 mcx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2.89" calcext:value-type="currency">
            <text:p>2,89 $</text:p>
          </table:table-cell>
          <table:table-cell table:style-name="ce69"/>
          <table:table-cell table:style-name="ce74" table:formula="of:=[.B17]*[.D17]*(100%-[.E17])" office:value-type="currency" office:currency="CAD" office:value="2.89" calcext:value-type="currency">
            <text:p>2,89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perçage à angle à filetage grossier #8 1" BT10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7" calcext:value-type="currency">
            <text:p>7,00 $</text:p>
          </table:table-cell>
          <table:table-cell table:style-name="ce69"/>
          <table:table-cell table:style-name="ce74" table:formula="of:=[.B18]*[.D18]*(100%-[.E18])" office:value-type="currency" office:currency="CAD" office:value="7" calcext:value-type="currency">
            <text:p>7,00 $</text:p>
          </table:table-cell>
          <table:table-cell table:style-name="ce79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perçage à angle à filetage grossier #8 1 1/4" BT10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65" office:value-type="currency" office:currency="CAD" office:value="7.5" calcext:value-type="currency">
            <text:p>7,50 $</text:p>
          </table:table-cell>
          <table:table-cell table:style-name="ce69"/>
          <table:table-cell table:style-name="ce74" table:formula="of:=[.B19]*[.D19]*(100%-[.E19])" office:value-type="currency" office:currency="CAD" office:value="7.5" calcext:value-type="currency">
            <text:p>7,5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2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59"/>
          <table:covered-table-cell table:style-name="ce57"/>
          <table:covered-table-cell table:style-name="ce71"/>
          <table:table-cell table:style-name="ce75" table:formula="of:=SUM([.F2:.F19])" office:value-type="currency" office:currency="CAD" office:value="264.3" calcext:value-type="currency">
            <text:p>264,30 $</text:p>
          </table:table-cell>
          <table:table-cell table:style-name="ce59"/>
          <table:table-cell table:number-columns-repeated="57"/>
        </table:table-row>
        <table:table-row table:style-name="ro2">
          <table:table-cell table:style-name="ce52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2"/>
          <table:covered-table-cell table:style-name="ce58"/>
          <table:covered-table-cell table:style-name="ce71"/>
          <table:table-cell table:style-name="ce75" table:formula="of:=[.F20]*5%" office:value-type="currency" office:currency="CAD" office:value="13.215" calcext:value-type="currency">
            <text:p>13,22 $</text:p>
          </table:table-cell>
          <table:table-cell table:style-name="ce59"/>
          <table:table-cell table:number-columns-repeated="57"/>
        </table:table-row>
        <table:table-row table:style-name="ro2">
          <table:table-cell table:style-name="ce52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2"/>
          <table:covered-table-cell table:style-name="ce58"/>
          <table:covered-table-cell table:style-name="ce71"/>
          <table:table-cell table:style-name="ce75" table:formula="of:=[.F20]*9.975%" office:value-type="currency" office:currency="CAD" office:value="26.363925" calcext:value-type="currency">
            <text:p>26,36 $</text:p>
          </table:table-cell>
          <table:table-cell table:style-name="ce59"/>
          <table:table-cell table:number-columns-repeated="57"/>
        </table:table-row>
        <table:table-row table:style-name="ro2">
          <table:table-cell table:style-name="ce52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2"/>
          <table:covered-table-cell table:style-name="ce58"/>
          <table:covered-table-cell table:style-name="ce71"/>
          <table:table-cell table:style-name="ce75" table:formula="of:=SUM([.F20:.F22])" office:value-type="currency" office:currency="CAD" office:value="303.878925" calcext:value-type="currency">
            <text:p>303,88 $</text:p>
          </table:table-cell>
          <table:table-cell table:style-name="ce5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66"/>
          <table:table-cell table:style-name="ce72"/>
          <table:table-cell table:style-name="ce76"/>
          <table:table-cell table:number-columns-repeated="58"/>
        </table:table-row>
        <table:table-row table:style-name="ro2" table:number-rows-repeated="1047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QC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number-columns-repeated="3" table:default-cell-style-name="Default"/>
        <table:table-column table:style-name="co5" table:default-cell-style-name="ce54"/>
        <table:table-column table:style-name="co6" table:number-columns-repeated="57" table:default-cell-style-name="Default"/>
        <table:table-header-rows>
          <table:table-row table:style-name="ro1">
            <table:table-cell table:style-name="ce28" office:value-type="string" calcext:value-type="string">
              <text:p>Item</text:p>
            </table:table-cell>
            <table:table-cell table:style-name="ce28" office:value-type="string" calcext:value-type="string">
              <text:p>Qté</text:p>
            </table:table-cell>
            <table:table-cell table:style-name="ce28" office:value-type="string" calcext:value-type="string">
              <text:p>Source</text:p>
            </table:table-cell>
            <table:table-cell table:style-name="ce63" office:value-type="string" calcext:value-type="string">
              <text:p>Prix unitaire HT</text:p>
            </table:table-cell>
            <table:table-cell table:style-name="ce67" office:value-type="string" calcext:value-type="string">
              <text:p>Rabais</text:p>
            </table:table-cell>
            <table:table-cell table:style-name="ce73" office:value-type="string" calcext:value-type="string">
              <text:p>Prix HT</text:p>
            </table:table-cell>
            <table:table-cell table:style-name="ce77" office:value-type="string" calcext:value-type="string">
              <text:p>Remarques</text:p>
            </table:table-cell>
            <table:table-cell table:style-name="ce80" table:number-columns-repeated="20"/>
            <table:table-cell table:number-columns-repeated="37"/>
          </table:table-row>
        </table:table-header-rows>
        <table:table-row table:style-name="ro2">
          <table:table-cell table:style-name="ce50" office:value-type="string" calcext:value-type="string">
            <text:p>Bande de chant érable 13/16"x25'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6.98" calcext:value-type="currency">
            <text:p>6,98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2]*[.D2]*(100%-[.E2])" office:value-type="currency" office:currency="CAD" office:value="6.282" calcext:value-type="currency">
            <text:p>6,2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Bande de chant érable 13/16"x25'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6.98" calcext:value-type="currency">
            <text:p>6,98 $</text:p>
          </table:table-cell>
          <table:table-cell table:style-name="ce69"/>
          <table:table-cell table:style-name="ce74" table:formula="of:=[.B3]*[.D3]*(100%-[.E3])" office:value-type="currency" office:currency="CAD" office:value="6.98" calcext:value-type="currency">
            <text:p>6,98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particules plaqué érable 11/16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5"/>
          <table:table-cell table:style-name="ce70"/>
          <table:table-cell table:style-name="ce74" table:formula="of:=[.B4]*[.D4]*(100%-[.E4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Latte 2x2x8’ de pin blanc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6.29" calcext:value-type="currency">
            <text:p>6,29 $</text:p>
          </table:table-cell>
          <table:table-cell table:style-name="ce70"/>
          <table:table-cell table:style-name="ce74" table:formula="of:=[.B5]*[.D5]*(100%-[.E5])" office:value-type="currency" office:currency="CAD" office:value="12.58" calcext:value-type="currency">
            <text:p>12,5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Planche 1x4x6' de pin blanc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4.99" calcext:value-type="currency">
            <text:p>4,99 $</text:p>
          </table:table-cell>
          <table:table-cell table:style-name="ce70" office:value-type="percentage" office:value="0.1" calcext:value-type="percentage">
            <text:p>10,00%</text:p>
          </table:table-cell>
          <table:table-cell table:style-name="ce74" table:formula="of:=[.B6]*[.D6]*(100%-[.E6])" office:value-type="currency" office:currency="CAD" office:value="8.982" calcext:value-type="currency">
            <text:p>8,9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Planche 1x4 de pin blanc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5"/>
          <table:table-cell table:style-name="ce70"/>
          <table:table-cell table:style-name="ce74" table:formula="of:=[.B7]*[.D7]*(100%-[.E7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0" office:value-type="string" calcext:value-type="string">
            <text:p>Boîte électrique rectangulaire avec oreilles 2"x3"x2 1/2"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2.98" calcext:value-type="currency">
            <text:p>2,98 $</text:p>
          </table:table-cell>
          <table:table-cell table:style-name="ce70" office:value-type="percentage" office:value="0.1" calcext:value-type="percentage">
            <text:p>10,00%</text:p>
          </table:table-cell>
          <table:table-cell table:style-name="ce74" table:formula="of:=[.B8]*[.D8]*(100%-[.E8])" office:value-type="currency" office:currency="CAD" office:value="5.364" calcext:value-type="currency">
            <text:p>5,36 $</text:p>
          </table:table-cell>
          <table:table-cell table:style-name="ce79"/>
          <table:table-cell table:number-columns-repeated="57"/>
        </table:table-row>
        <table:table-row table:style-name="ro2">
          <table:table-cell table:style-name="ce50" office:value-type="string" calcext:value-type="string">
            <text:p>Prise électrique double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1.89" calcext:value-type="currency">
            <text:p>1,89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9]*[.D9]*(100%-[.E9])" office:value-type="currency" office:currency="CAD" office:value="3.402" calcext:value-type="currency">
            <text:p>3,4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Plaque électrique pour prise double 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5" office:value-type="currency" office:currency="CAD" office:value="1.49" calcext:value-type="currency">
            <text:p>1,49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10]*[.D10]*(100%-[.E10])" office:value-type="currency" office:currency="CAD" office:value="2.682" calcext:value-type="currency">
            <text:p>2,6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Cordon d’alimentation d’ordinateur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5"/>
          <table:table-cell table:style-name="ce69"/>
          <table:table-cell table:style-name="ce74" table:formula="of:=[.B11]*[.D11]*(100%-[.E11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Fil électrique AWG14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5"/>
          <table:table-cell table:style-name="ce69"/>
          <table:table-cell table:style-name="ce74" table:formula="of:=[.B12]*[.D12]*(100%-[.E12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atte Nannarp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5"/>
          <table:table-cell table:style-name="ce69"/>
          <table:table-cell table:style-name="ce74" table:formula="of:=[.B13]*[.D13]*(100%-[.E13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Pré-teinture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5"/>
          <table:table-cell table:style-name="ce69"/>
          <table:table-cell table:style-name="ce74" table:formula="of:=[.B14]*[.D14]*(100%-[.E14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Teinture couleur de base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5"/>
          <table:table-cell table:style-name="ce69"/>
          <table:table-cell table:style-name="ce74" table:formula="of:=[.B15]*[.D15]*(100%-[.E15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0" office:value-type="string" calcext:value-type="string">
            <text:p>Teinture couleur naturel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5"/>
          <table:table-cell table:style-name="ce69"/>
          <table:table-cell table:style-name="ce74" table:formula="of:=[.B16]*[.D16]*(100%-[.E16])" office:value-type="currency" office:currency="CAD" office:value="0" calcext:value-type="currency">
            <text:p>0,00 $</text:p>
          </table:table-cell>
          <table:table-cell table:style-name="ce51" office:value-type="string" calcext:value-type="string">
            <text:p>Pour pouvoir adapter la couleur de base aux</text:p>
            <text:p>différentes essences de bois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ernis transparent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5"/>
          <table:table-cell table:style-name="ce69"/>
          <table:table-cell table:style-name="ce74" table:formula="of:=[.B17]*[.D17]*(100%-[.E17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6 3/4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5"/>
          <table:table-cell table:style-name="ce69"/>
          <table:table-cell table:style-name="ce74" table:formula="of:=[.B18]*[.D18]*(100%-[.E18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perçage à angle à filetage grossier #8 1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5"/>
          <table:table-cell table:style-name="ce69"/>
          <table:table-cell table:style-name="ce74" table:formula="of:=[.B19]*[.D19]*(100%-[.E19])" office:value-type="currency" office:currency="CAD" office:value="0" calcext:value-type="currency">
            <text:p>0,00 $</text:p>
          </table:table-cell>
          <table:table-cell table:style-name="ce79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perçage à angle à filetage grossier #8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5"/>
          <table:table-cell table:style-name="ce69"/>
          <table:table-cell table:style-name="ce74" table:formula="of:=[.B20]*[.D20]*(100%-[.E20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2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59"/>
          <table:covered-table-cell table:style-name="ce57"/>
          <table:covered-table-cell table:style-name="ce71"/>
          <table:table-cell table:style-name="ce75" table:formula="of:=SUM([.F2:.F20])" office:value-type="currency" office:currency="CAD" office:value="46.272" calcext:value-type="currency">
            <text:p>46,27 $</text:p>
          </table:table-cell>
          <table:table-cell table:style-name="ce59"/>
          <table:table-cell table:number-columns-repeated="57"/>
        </table:table-row>
        <table:table-row table:style-name="ro2">
          <table:table-cell table:style-name="ce52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2"/>
          <table:covered-table-cell table:style-name="ce58"/>
          <table:covered-table-cell table:style-name="ce71"/>
          <table:table-cell table:style-name="ce75" table:formula="of:=[.F21]*5%" office:value-type="currency" office:currency="CAD" office:value="2.3136" calcext:value-type="currency">
            <text:p>2,31 $</text:p>
          </table:table-cell>
          <table:table-cell table:style-name="ce59"/>
          <table:table-cell table:number-columns-repeated="57"/>
        </table:table-row>
        <table:table-row table:style-name="ro2">
          <table:table-cell table:style-name="ce52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2"/>
          <table:covered-table-cell table:style-name="ce58"/>
          <table:covered-table-cell table:style-name="ce71"/>
          <table:table-cell table:style-name="ce75" table:formula="of:=[.F21]*9.975%" office:value-type="currency" office:currency="CAD" office:value="4.615632" calcext:value-type="currency">
            <text:p>4,62 $</text:p>
          </table:table-cell>
          <table:table-cell table:style-name="ce59"/>
          <table:table-cell table:number-columns-repeated="57"/>
        </table:table-row>
        <table:table-row table:style-name="ro2">
          <table:table-cell table:style-name="ce52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2"/>
          <table:covered-table-cell table:style-name="ce58"/>
          <table:covered-table-cell table:style-name="ce71"/>
          <table:table-cell table:style-name="ce75" table:formula="of:=SUM([.F21:.F23])" office:value-type="currency" office:currency="CAD" office:value="53.201232" calcext:value-type="currency">
            <text:p>53,20 $</text:p>
          </table:table-cell>
          <table:table-cell table:style-name="ce5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66"/>
          <table:table-cell table:style-name="ce72"/>
          <table:table-cell table:style-name="ce76"/>
          <table:table-cell table:number-columns-repeated="58"/>
        </table:table-row>
        <table:table-row table:style-name="ro2" table:number-rows-repeated="10475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00-00-00</text:date>, <text:time style:data-style-name="N2" text:time-value="21:11:11.7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reau_20_d_27_ordinateur_20_no_20_1_20_mod_20_1_20__28_TQC_29_" style:display-name="PageStyle_Bureau d'ordinateur no 1 mod 1 (TQC)" style:page-layout-name="Mpm3">
      <style:header>
        <style:region-left>
          <text:p>CN1-MFG-001 MOD 2. 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date>2020-09-27T21:11:37.101000000</dc:date>
    <dc:creator>Clément Hamel</dc:creator>
    <meta:editing-duration>PT1H36M21S</meta:editing-duration>
    <meta:editing-cycles>90</meta:editing-cycles>
    <dc:title>Coût des produits vendus</dc:title>
    <meta:document-statistic meta:table-count="2" meta:cell-count="198" meta:object-count="0"/>
  </office:meta>
</office:document-meta>
</file>